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0e3fc" draw:opacity="25%" draw:textarea-horizontal-align="left" draw:textarea-vertical-align="top" draw:auto-grow-height="false" fo:min-height="4.45cm" fo:min-width="9.3cm" draw:shadow-opacity="50%"/>
      <style:paragraph-properties style:writing-mode="lr-tb"/>
    </style:style>
    <style:style style:name="gr2" style:family="graphic" style:parent-style-name="standard">
      <style:graphic-properties draw:fill="solid" draw:fill-color="#ffffcc" draw:opacity="50%" draw:textarea-horizontal-align="left" draw:textarea-vertical-align="bottom" draw:auto-grow-height="false" fo:min-height="1.75cm" fo:min-width="4.5cm" draw:shadow-opacity="50%"/>
      <style:paragraph-properties style:writing-mode="lr-tb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/>
      <style:paragraph-properties style:writing-mode="lr-tb"/>
    </style:style>
    <style:style style:name="gr4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cc" draw:opacity="50%" draw:textarea-horizontal-align="left" draw:textarea-vertical-align="bottom" draw:auto-grow-height="false" fo:min-height="4.15cm" fo:min-width="6.1cm" draw:shadow-opacity="50%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558cm" fo:min-width="2.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8" style:family="graphic" style:parent-style-name="standard">
      <style:graphic-properties draw:fill-color="#ffff99" draw:textarea-horizontal-align="justify" draw:textarea-vertical-align="middle" draw:auto-grow-height="false" fo:min-height="0.56cm" fo:min-width="2.7cm"/>
      <style:paragraph-properties style:writing-mode="lr-tb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0.559cm" fo:min-width="1.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58cm" fo:min-width="2.816cm"/>
      <style:paragraph-properties style:writing-mode="lr-tb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.56cm" fo:min-width="2.6cm"/>
      <style:paragraph-properties style:writing-mode="lr-tb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.559cm" fo:min-width="2.4cm"/>
      <style:paragraph-properties style:writing-mode="lr-tb"/>
    </style:style>
    <style:style style:name="gr13" style:family="graphic" style:parent-style-name="standard">
      <style:graphic-properties draw:fill="solid" draw:fill-color="#c0e3fc" draw:opacity="25%" draw:textarea-horizontal-align="left" draw:textarea-vertical-align="bottom" draw:auto-grow-height="false" draw:shadow-opacity="50%"/>
      <style:paragraph-properties style:writing-mode="lr-tb"/>
    </style:style>
    <style:style style:name="gr14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5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6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7" style:family="graphic" style:parent-style-name="standard" style:list-style-name="L1">
      <style:graphic-properties draw:fill-color="#99ccff" draw:opacity="50%" draw:textarea-horizontal-align="justify" draw:textarea-vertical-align="middle" draw:auto-grow-height="false"/>
      <style:paragraph-properties style:writing-mode="lr-tb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0.56cm" fo:min-width="2.40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56cm" fo:min-width="2.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58cm" fo:min-width="1.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558cm" fo:min-width="3.4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558cm" fo:min-width="3.384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558cm" fo:min-width="3.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558cm" fo:min-width="1.1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558cm" fo:min-width="0.3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558cm" fo:min-width="0.9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558cm" fo:min-width="1.2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558cm" fo:min-width="1.7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558cm" fo:min-width="1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558cm" fo:min-width="0.6cm"/>
      <style:paragraph-properties style:writing-mode="lr-tb"/>
    </style:style>
    <style:style style:name="gr31" style:family="graphic" style:parent-style-name="standard">
      <style:graphic-properties draw:fill-color="#ffff99" draw:textarea-horizontal-align="justify" draw:textarea-vertical-align="middle" draw:auto-grow-height="false" fo:min-height="0.559cm" fo:min-width="0.8cm"/>
      <style:paragraph-properties style:writing-mode="lr-tb"/>
    </style:style>
    <style:style style:name="gr32" style:family="graphic" style:parent-style-name="standard">
      <style:graphic-properties draw:fill-color="#ffff99" draw:textarea-horizontal-align="justify" draw:textarea-vertical-align="middle" draw:auto-grow-height="false" fo:min-height="0.559cm" fo:min-width="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56cm" fo:min-width="2.63cm"/>
      <style:paragraph-properties style:writing-mode="lr-tb"/>
    </style:style>
    <style:style style:name="P1" style:family="paragraph">
      <style:paragraph-properties fo:margin-left="0cm" fo:margin-right="0cm" fo:text-align="end" fo:text-indent="0cm" style:writing-mode="lr-tb"/>
      <style:text-properties fo:font-size="14pt" style:font-size-asian="18pt" style:font-size-complex="18pt"/>
    </style:style>
    <style:style style:name="P2" style:family="paragraph">
      <loext:graphic-properties draw:fill="solid" draw:fill-color="#c0e3fc" draw:opacity="25%"/>
      <style:paragraph-properties fo:margin-left="0cm" fo:margin-right="0cm" fo:text-align="end" fo:text-indent="0cm" style:writing-mode="lr-tb"/>
      <style:text-properties fo:font-size="14pt" style:font-size-asian="18pt" style:font-size-complex="18pt"/>
    </style:style>
    <style:style style:name="P3" style:family="paragraph">
      <style:paragraph-properties fo:margin-left="0cm" fo:margin-right="0cm" fo:text-align="justify" fo:text-indent="0cm" style:writing-mode="lr-tb">
        <style:tab-stops/>
      </style:paragraph-properties>
      <style:text-properties fo:font-size="14pt" style:font-size-asian="18pt" style:font-size-complex="18pt"/>
    </style:style>
    <style:style style:name="P4" style:family="paragraph">
      <loext:graphic-properties draw:fill="solid" draw:fill-color="#ffffcc" draw:opacity="50%"/>
      <style:paragraph-properties fo:margin-left="0cm" fo:margin-right="0cm" fo:text-align="justify" fo:text-indent="0cm" style:writing-mode="lr-tb">
        <style:tab-stops/>
      </style:paragraph-properties>
      <style:text-properties fo:font-size="14pt" style:font-size-asian="18pt" style:font-size-complex="18pt"/>
    </style:style>
    <style:style style:name="P5" style:family="paragraph"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6" style:family="paragraph">
      <loext:graphic-properties draw:fill-color="#ffff99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="solid" draw:fill-color="#ffffcc" draw:opacity="50%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9" style:family="paragraph">
      <loext:graphic-properties draw:fill="solid" draw:fill-color="#c0e3fc" draw:opacity="25%"/>
      <style:paragraph-properties fo:margin-left="0cm" fo:margin-right="0cm" fo:text-align="center" fo:text-indent="0cm" style:writing-mode="lr-tb"/>
      <style:text-properties fo:font-size="14pt" style:font-size-asian="18pt" style:font-size-complex="18pt"/>
    </style:style>
    <style:style style:name="P10" style:family="paragraph">
      <style:paragraph-properties fo:margin-left="0cm" fo:margin-right="0cm" fo:text-align="center" fo:text-indent="0cm" style:writing-mode="lr-tb"/>
      <style:text-properties style:font-name="Arial" fo:font-size="14pt" fo:language="zxx" fo:country="none" style:letter-kerning="true" style:font-size-asian="18pt" style:font-size-complex="18pt"/>
    </style:style>
    <style:style style:name="P11" style:family="paragraph">
      <loext:graphic-properties draw:fill-color="#99ccff" draw:opacity="50%"/>
      <style:paragraph-properties fo:margin-left="0cm" fo:margin-right="0cm" fo:text-align="center" fo:text-indent="0cm" style:writing-mode="lr-tb"/>
      <style:text-properties style:font-name="Arial" fo:font-size="14pt" fo:language="zxx" fo:country="none" style:letter-kerning="true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font-name="Arial" fo:font-size="14pt" fo:language="zxx" fo:country="none" style:letter-kerning="tru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a xlink:href="file:///api/" xlink:type="simple" xlink:show="embed">
          <draw:custom-shape draw:style-name="gr1" draw:text-style-name="P2" draw:layer="layout" svg:width="9.8cm" svg:height="4.7cm" svg:x="16.6cm" svg:y="12.2cm">
            <text:p text:style-name="P1"><text:span text:style-name="T1"><text:s text:c="23"/></text:span><text:span text:style-name="T1">Maven 4 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projects.eclipse.org/projects/technology.sisu" xlink:type="simple" xlink:show="embed">
          <draw:custom-shape draw:style-name="gr2" draw:text-style-name="P4" draw:layer="layout" svg:width="5cm" svg:height="2cm" svg:x="15.9cm" svg:y="4.9cm">
            <text:p text:style-name="P3"><text:span text:style-name="T1">sisu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eclipse/sisu.plexus" xlink:type="simple" xlink:show="embed">
          <draw:custom-shape draw:style-name="gr3" draw:text-style-name="P6" xml:id="id1" draw:id="id1" draw:layer="layout" svg:width="2.05cm" svg:height="0.809cm" svg:x="16.211cm" svg:y="5.2cm">
            <text:p text:style-name="P5"><text:span text:style-name="T1">plexu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eclipse/sisu.inject" xlink:type="simple" xlink:show="embed">
          <draw:custom-shape draw:style-name="gr3" draw:text-style-name="P6" xml:id="id2" draw:id="id2" draw:layer="layout" svg:width="1.715cm" svg:height="0.809cm" svg:x="18.879cm" svg:y="5.191cm">
            <text:p text:style-name="P5"><text:span text:style-name="T1">in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google/guice" xlink:type="simple" xlink:show="embed">
          <draw:custom-shape draw:style-name="gr3" draw:text-style-name="P6" xml:id="id3" draw:id="id3" draw:layer="layout" svg:width="1.8cm" svg:height="0.809cm" svg:x="21.205cm" svg:y="5.191cm">
            <text:p text:style-name="P5"><text:span text:style-name="T1">gu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18.261cm" svg:y1="5.604cm" svg:x2="18.879cm" svg:y2="5.595cm" draw:start-shape="id1" draw:start-glue-point="1" draw:end-shape="id2" draw:end-glue-point="3" svg:d="M18261 5604l618-9" svg:viewBox="0 0 619 10">
          <text:p/>
        </draw:connector>
        <draw:connector draw:style-name="gr4" draw:text-style-name="P7" draw:layer="layout" draw:type="line" svg:x1="20.594cm" svg:y1="5.595cm" svg:x2="21.205cm" svg:y2="5.595cm" draw:start-shape="id2" draw:start-glue-point="1" draw:end-shape="id3" draw:end-glue-point="3" svg:d="M20594 5595h611" svg:viewBox="0 0 612 1">
          <text:p/>
        </draw:connector>
        <draw:a xlink:href="https://codehaus-plexus.github.io/" xlink:type="simple" xlink:show="embed">
          <draw:custom-shape draw:style-name="gr5" draw:text-style-name="P8" draw:layer="layout" svg:width="6.6cm" svg:height="4.4cm" svg:x="15.5cm" svg:y="7.6cm">
            <text:p text:style-name="P5"><text:span text:style-name="T1">plexu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core/" xlink:type="simple" xlink:show="embed">
          <draw:custom-shape draw:style-name="gr6" draw:text-style-name="P5" xml:id="id4" draw:id="id4" draw:layer="layout" svg:width="3.3cm" svg:height="0.808cm" svg:x="6.467cm" svg:y="5.191cm">
            <text:p text:style-name="P5"><text:span text:style-name="T1">co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9.767cm" svg:y1="5.595cm" svg:x2="12.6cm" svg:y2="5.596cm" draw:start-shape="id4" draw:start-glue-point="1" draw:end-shape="id5" draw:end-glue-point="3" svg:d="M9767 5595l2833 1" svg:viewBox="0 0 2834 2">
          <text:p/>
        </draw:connector>
        <draw:a xlink:href="file:///apache-maven/" xlink:type="simple" xlink:show="embed">
          <draw:custom-shape draw:style-name="gr7" draw:text-style-name="P5" xml:id="id6" draw:id="id6" draw:layer="layout" svg:width="3.23cm" svg:height="0.81cm" svg:x="6.502cm" svg:y="1cm">
            <text:p text:style-name="P5"><text:span text:style-name="T1">distribu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8.117cm" svg:y1="1.81cm" svg:x2="8.117cm" svg:y2="2.391cm" draw:start-shape="id6" draw:start-glue-point="2" draw:end-shape="id7" draw:end-glue-point="0" svg:d="M8117 1810v581" svg:viewBox="0 0 1 582">
          <text:p/>
        </draw:connector>
        <draw:connector draw:style-name="gr4" draw:text-style-name="P7" draw:layer="layout" draw:type="line" svg:x1="8.117cm" svg:y1="4.599cm" svg:x2="8.117cm" svg:y2="5.191cm" draw:start-shape="id8" draw:start-glue-point="2" draw:end-shape="id4" draw:end-glue-point="0" svg:d="M8117 4599v592" svg:viewBox="0 0 1 593">
          <text:p/>
        </draw:connector>
        <draw:a xlink:href="https://github.com/codehaus-plexus/plexus-sec-dispatcher" xlink:type="simple" xlink:show="embed">
          <draw:custom-shape draw:style-name="gr3" draw:text-style-name="P6" xml:id="id10" draw:id="id10" draw:layer="layout" svg:width="3.4cm" svg:height="0.809cm" svg:x="15.8cm" svg:y="10.291cm">
            <text:p text:style-name="P5"><text:span text:style-name="T1">sec-dispatch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9.9cm" svg:y1="9.504cm" svg:x2="15.8cm" svg:y2="10.695cm" draw:start-shape="id9" draw:end-shape="id10" draw:end-glue-point="3" svg:d="M9900 9504l5900 1191" svg:viewBox="0 0 5901 1192">
          <text:p/>
        </draw:connector>
        <draw:a xlink:href="https://commons.apache.org/proper/commons-cli/" xlink:type="simple" xlink:show="embed">
          <draw:custom-shape draw:style-name="gr8" draw:text-style-name="P6" xml:id="id11" draw:id="id11" draw:layer="layout" svg:width="3.2cm" svg:height="0.81cm" svg:x="15.9cm" svg:y="2.391cm">
            <text:p text:style-name="P5"><text:span text:style-name="T1">commons-cl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6.502cm" svg:y1="2.796cm" svg:x2="15.9cm" svg:y2="2.796cm" draw:start-shape="id7" draw:start-glue-point="3" draw:end-shape="id11" svg:d="M6502 2796h9398" svg:viewBox="0 0 9399 1">
          <text:p/>
        </draw:connector>
        <draw:a xlink:href="https://codehaus-plexus.github.io/plexus-utils/" xlink:type="simple" xlink:show="embed">
          <draw:custom-shape draw:style-name="gr9" draw:text-style-name="P6" draw:layer="layout" svg:width="1.7cm" svg:height="0.809cm" svg:x="20.1cm" svg:y="7.9cm">
            <text:p text:style-name="P5"><text:span text:style-name="T1">util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plugin-api/" xlink:type="simple" xlink:show="embed">
          <draw:custom-shape draw:style-name="gr7" draw:text-style-name="P5" xml:id="id5" draw:id="id5" draw:layer="layout" svg:width="2.366cm" svg:height="0.808cm" svg:x="12.6cm" svg:y="5.192cm">
            <text:p text:style-name="P5"><text:span text:style-name="T1">plugin-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artifact/" xlink:type="simple" xlink:show="embed">
          <draw:custom-shape draw:style-name="gr7" draw:text-style-name="P5" xml:id="id12" draw:id="id12" draw:layer="layout" svg:width="2cm" svg:height="0.808cm" svg:x="14.2cm" svg:y="13.298cm">
            <text:p text:style-name="P5"><text:span text:style-name="T1">artifa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embedder/" xlink:type="simple" xlink:show="embed">
          <draw:custom-shape draw:style-name="gr7" draw:text-style-name="P5" xml:id="id7" draw:id="id7" draw:layer="layout" svg:width="3.23cm" svg:height="0.81cm" svg:x="6.502cm" svg:y="2.391cm">
            <text:p text:style-name="P5"><text:span text:style-name="T1">embed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13.783cm" svg:y1="6cm" svg:x2="15.2cm" svg:y2="13.298cm" draw:start-shape="id5" draw:start-glue-point="2" draw:end-shape="id12" draw:end-glue-point="0" svg:d="M13783 6000l1417 7298" svg:viewBox="0 0 1418 7299">
          <text:p/>
        </draw:connector>
        <draw:connector draw:style-name="gr4" draw:text-style-name="P7" draw:layer="layout" draw:type="line" svg:x1="8.117cm" svg:y1="3.201cm" svg:x2="8.117cm" svg:y2="3.791cm" draw:start-shape="id7" draw:start-glue-point="2" draw:end-shape="id8" draw:end-glue-point="0" svg:d="M8117 3201v590" svg:viewBox="0 0 1 591">
          <text:p/>
        </draw:connector>
        <draw:a xlink:href="file:///maven-settings-builder/" xlink:type="simple" xlink:show="embed">
          <draw:custom-shape draw:style-name="gr7" draw:text-style-name="P5" xml:id="id9" draw:id="id9" draw:layer="layout" svg:width="3.566cm" svg:height="0.808cm" svg:x="6.334cm" svg:y="9.1cm">
            <text:p text:style-name="P5"><text:span text:style-name="T1">settings-bui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8.117cm" svg:y1="5.999cm" svg:x2="8.117cm" svg:y2="9.1cm" draw:start-shape="id4" draw:start-glue-point="2" draw:end-shape="id9" draw:end-glue-point="0" svg:d="M8117 5999v3101" svg:viewBox="0 0 1 3102">
          <text:p/>
        </draw:connector>
        <draw:a xlink:href="file:///maven-model-builder/" xlink:type="simple" xlink:show="embed">
          <draw:custom-shape draw:style-name="gr10" draw:text-style-name="P5" xml:id="id13" draw:id="id13" draw:layer="layout" svg:width="3.316cm" svg:height="0.808cm" svg:x="9.5cm" svg:y="11.9cm">
            <text:p text:style-name="P5"><text:span text:style-name="T1">model-bui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model/" xlink:type="simple" xlink:show="embed">
          <draw:custom-shape draw:style-name="gr7" draw:text-style-name="P5" xml:id="id14" draw:id="id14" draw:layer="layout" svg:width="2.2cm" svg:height="0.81cm" svg:x="11.8cm" svg:y="13.298cm">
            <text:p text:style-name="P5"><text:span text:style-name="T1">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11.158cm" svg:y1="12.708cm" svg:x2="12.9cm" svg:y2="13.298cm" draw:start-shape="id13" draw:start-glue-point="2" draw:end-shape="id14" draw:end-glue-point="0" svg:d="M11158 12708l1742 590" svg:viewBox="0 0 1743 591">
          <text:p/>
        </draw:connector>
        <draw:connector draw:style-name="gr4" draw:text-style-name="P7" draw:layer="layout" draw:type="line" svg:x1="13.783cm" svg:y1="6cm" svg:x2="12.9cm" svg:y2="13.298cm" draw:start-shape="id5" draw:start-glue-point="2" draw:end-shape="id14" draw:end-glue-point="0" svg:d="M13783 6000l-883 7298" svg:viewBox="0 0 884 7299">
          <text:p/>
        </draw:connector>
        <draw:a xlink:href="https://github.com/codehaus-plexus/plexus-cipher" xlink:type="simple" xlink:show="embed">
          <draw:custom-shape draw:style-name="gr3" draw:text-style-name="P6" xml:id="id15" draw:id="id15" draw:layer="layout" svg:width="1.9cm" svg:height="0.809cm" svg:x="19.85cm" svg:y="10.3cm">
            <text:p text:style-name="P5"><text:span text:style-name="T1">ciph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19.2cm" svg:y1="10.695cm" svg:x2="19.85cm" svg:y2="10.704cm" draw:start-shape="id10" draw:start-glue-point="1" draw:end-shape="id15" draw:end-glue-point="3" svg:d="M19200 10695l650 9" svg:viewBox="0 0 651 10">
          <text:p/>
        </draw:connector>
        <draw:a xlink:href="https://codehaus-plexus.github.io/plexus-interpolation/" xlink:type="simple" xlink:show="embed">
          <draw:custom-shape draw:style-name="gr11" draw:text-style-name="P6" xml:id="id16" draw:id="id16" draw:layer="layout" svg:width="3.1cm" svg:height="0.81cm" svg:x="15.8cm" svg:y="9.1cm">
            <text:p text:style-name="P5"><text:span text:style-name="T1">interpol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12.816cm" svg:y1="12.304cm" svg:x2="15.8cm" svg:y2="9.505cm" draw:start-shape="id13" draw:start-glue-point="1" draw:end-shape="id16" svg:d="M12816 12304l2984-2799" svg:viewBox="0 0 2985 2800">
          <text:p/>
        </draw:connector>
        <draw:a xlink:href="https://maven.apache.org/wagon/wagon-provider-api/" xlink:type="simple" xlink:show="embed">
          <draw:custom-shape draw:style-name="gr3" draw:text-style-name="P6" xml:id="id17" draw:id="id17" draw:layer="layout" svg:width="4.6cm" svg:height="0.809cm" svg:x="15.9cm" svg:y="3.791cm">
            <text:p text:style-name="P5"><text:span text:style-name="T1">wagon-provider-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9.733cm" svg:y1="4.195cm" svg:x2="15.9cm" svg:y2="4.195cm" draw:start-shape="id8" draw:end-shape="id17" draw:end-glue-point="3" svg:d="M9733 4195h6167" svg:viewBox="0 0 6168 1">
          <text:p/>
        </draw:connector>
        <draw:a xlink:href="https://codehaus-plexus.github.io/plexus-classworlds/" xlink:type="simple" xlink:show="embed">
          <draw:custom-shape draw:style-name="gr12" draw:text-style-name="P6" xml:id="id18" draw:id="id18" draw:layer="layout" svg:width="2.9cm" svg:height="0.809cm" svg:x="15.8cm" svg:y="7.9cm">
            <text:p text:style-name="P5"><text:span text:style-name="T1">classworld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17.236cm" svg:y1="6.009cm" svg:x2="17.25cm" svg:y2="7.9cm" draw:start-shape="id1" draw:start-glue-point="2" draw:end-shape="id18" draw:end-glue-point="0" svg:d="M17236 6009l14 1891" svg:viewBox="0 0 15 1892">
          <text:p/>
        </draw:connector>
        <draw:connector draw:style-name="gr4" draw:text-style-name="P7" draw:layer="layout" draw:type="line" svg:x1="14.966cm" svg:y1="5.596cm" svg:x2="16.211cm" svg:y2="5.604cm" draw:start-shape="id5" draw:start-glue-point="1" draw:end-shape="id1" svg:d="M14966 5596l1245 8" svg:viewBox="0 0 1246 9">
          <text:p/>
        </draw:connector>
        <draw:a xlink:href="file:///maven-repository-metadata/" xlink:type="simple" xlink:show="embed">
          <draw:custom-shape draw:style-name="gr7" draw:text-style-name="P5" xml:id="id25" draw:id="id25" draw:layer="layout" svg:width="4.7cm" svg:height="0.808cm" svg:x="5.5cm" svg:y="14.608cm">
            <text:p text:style-name="P5"><text:span text:style-name="T1">repository-meta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8.117cm" svg:y1="5.999cm" svg:x2="4.95cm" svg:y2="10.5cm" draw:start-shape="id4" draw:start-glue-point="2" draw:end-shape="id19" draw:end-glue-point="0" svg:d="M8117 5999l-3167 4501" svg:viewBox="0 0 3168 4502">
          <text:p/>
        </draw:connector>
        <draw:a xlink:href="file:///maven-settings/" xlink:type="simple" xlink:show="embed">
          <draw:custom-shape draw:style-name="gr7" draw:text-style-name="P5" xml:id="id20" draw:id="id20" draw:layer="layout" svg:width="2cm" svg:height="0.808cm" svg:x="7.117cm" svg:y="10.5cm">
            <text:p text:style-name="P5"><text:span text:style-name="T1">sett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8.117cm" svg:y1="9.908cm" svg:x2="8.117cm" svg:y2="10.5cm" draw:start-shape="id9" draw:start-glue-point="2" draw:end-shape="id20" draw:end-glue-point="0" svg:d="M8117 9908v592" svg:viewBox="0 0 1 593">
          <text:p/>
        </draw:connector>
        <draw:a xlink:href="https://maven.apache.org/resolver/" xlink:type="simple" xlink:show="embed">
          <draw:custom-shape draw:style-name="gr13" draw:text-style-name="P9" draw:layer="layout" svg:width="4.2cm" svg:height="3.4cm" svg:x="1cm" svg:y="12.008cm">
            <text:p text:style-name="P5"><text:span text:style-name="T1">resol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resolver/maven-resolver-api/" xlink:type="simple" xlink:show="embed">
          <draw:custom-shape draw:style-name="gr14" draw:text-style-name="P11" xml:id="id22" draw:id="id22" draw:layer="layout" svg:width="1.487cm" svg:height="0.809cm" svg:x="1.277cm" svg:y="13.699cm">
            <text:p text:style-name="P10"><text:span text:style-name="T2">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resolver/maven-resolver-spi/" xlink:type="simple" xlink:show="embed">
          <draw:custom-shape draw:style-name="gr15" draw:text-style-name="P11" xml:id="id21" draw:id="id21" draw:layer="layout" svg:width="1.487cm" svg:height="0.809cm" svg:x="1.277cm" svg:y="12.291cm">
            <text:p text:style-name="P10"><text:span text:style-name="T2">s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resolver/maven-resolver-impl/" xlink:type="simple" xlink:show="embed">
          <draw:custom-shape draw:style-name="gr16" draw:text-style-name="P11" xml:id="id23" draw:id="id23" draw:layer="layout" svg:width="1.487cm" svg:height="0.809cm" svg:x="3.407cm" svg:y="12.291cm">
            <text:p text:style-name="P10"><text:span text:style-name="T2">imp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maven.apache.org/resolver/maven-resolver-util/" xlink:type="simple" xlink:show="embed">
          <draw:custom-shape draw:style-name="gr17" draw:text-style-name="P11" xml:id="id24" draw:id="id24" draw:layer="layout" svg:width="1.487cm" svg:height="0.809cm" svg:x="3.407cm" svg:y="13.699cm">
            <text:p text:style-name="P10"><text:span text:style-name="T2">uti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2.02cm" svg:y1="13.1cm" svg:x2="2.02cm" svg:y2="13.699cm" draw:start-shape="id21" draw:start-glue-point="2" draw:end-shape="id22" draw:end-glue-point="0" svg:d="M2020 13100v599" svg:viewBox="0 0 1 600">
          <text:p/>
        </draw:connector>
        <draw:connector draw:style-name="gr4" draw:text-style-name="P7" draw:layer="layout" draw:type="line" svg:x1="3.407cm" svg:y1="12.695cm" svg:x2="2.764cm" svg:y2="12.695cm" draw:start-shape="id23" draw:start-glue-point="3" draw:end-shape="id21" svg:d="M3407 12695h-643" svg:viewBox="0 0 644 1">
          <text:p/>
        </draw:connector>
        <draw:connector draw:style-name="gr4" draw:text-style-name="P7" draw:layer="layout" draw:type="line" svg:x1="4.15cm" svg:y1="13.1cm" svg:x2="4.15cm" svg:y2="13.699cm" draw:start-shape="id23" draw:start-glue-point="2" draw:end-shape="id24" svg:d="M4150 13100v599" svg:viewBox="0 0 1 600">
          <text:p/>
        </draw:connector>
        <draw:connector draw:style-name="gr4" draw:text-style-name="P7" draw:layer="layout" draw:type="line" svg:x1="3.407cm" svg:y1="14.103cm" svg:x2="2.764cm" svg:y2="14.103cm" draw:start-shape="id24" draw:start-glue-point="3" draw:end-shape="id22" draw:end-glue-point="1" svg:d="M3407 14103h-643" svg:viewBox="0 0 644 1">
          <text:p/>
        </draw:connector>
        <draw:a xlink:href="file:///maven-resolver-provider/" xlink:type="simple" xlink:show="embed">
          <draw:custom-shape draw:style-name="gr7" draw:text-style-name="P5" xml:id="id19" draw:id="id19" draw:layer="layout" svg:width="3.83cm" svg:height="0.81cm" svg:x="3.035cm" svg:y="10.5cm">
            <text:p text:style-name="P5"><text:span text:style-name="T1">resolver-provi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4.95cm" svg:y1="11.31cm" svg:x2="4.15cm" svg:y2="12.291cm" draw:start-shape="id19" draw:start-glue-point="2" draw:end-shape="id23" draw:end-glue-point="0" svg:d="M4950 11310l-800 981" svg:viewBox="0 0 801 982">
          <text:p/>
        </draw:connector>
        <draw:connector draw:style-name="gr4" draw:text-style-name="P7" draw:layer="layout" draw:type="line" svg:x1="4.95cm" svg:y1="11.31cm" svg:x2="7.85cm" svg:y2="14.608cm" draw:start-shape="id19" draw:start-glue-point="2" draw:end-shape="id25" draw:end-glue-point="0" svg:d="M4950 11310l2900 3298" svg:viewBox="0 0 2901 3299">
          <text:p/>
        </draw:connector>
        <draw:connector draw:style-name="gr4" draw:text-style-name="P7" draw:layer="layout" draw:type="line" svg:x1="4.95cm" svg:y1="11.31cm" svg:x2="9.5cm" svg:y2="12.304cm" draw:start-shape="id19" draw:start-glue-point="2" draw:end-shape="id13" draw:end-glue-point="3" svg:d="M4950 11310l4550 994" svg:viewBox="0 0 4551 995">
          <text:p/>
        </draw:connector>
        <draw:connector draw:style-name="gr4" draw:text-style-name="P7" draw:layer="layout" draw:type="line" svg:x1="9.9cm" svg:y1="9.504cm" svg:x2="15.8cm" svg:y2="9.505cm" draw:start-shape="id9" draw:start-glue-point="1" draw:end-shape="id16" draw:end-glue-point="3" svg:d="M9900 9504l5900 1" svg:viewBox="0 0 5901 2">
          <text:p/>
        </draw:connector>
        <draw:connector draw:style-name="gr4" draw:text-style-name="P7" draw:layer="layout" draw:type="line" svg:x1="12.816cm" svg:y1="12.304cm" svg:x2="15.2cm" svg:y2="13.298cm" draw:start-shape="id13" draw:start-glue-point="1" draw:end-shape="id12" draw:end-glue-point="0" svg:d="M12816 12304l2384 994" svg:viewBox="0 0 2385 995">
          <text:p/>
        </draw:connector>
        <draw:a xlink:href="file:///maven-builder-support/" xlink:type="simple" xlink:show="embed">
          <draw:custom-shape draw:style-name="gr7" draw:text-style-name="P5" xml:id="id26" draw:id="id26" draw:layer="layout" svg:width="3.566cm" svg:height="0.808cm" svg:x="9.375cm" svg:y="10.492cm">
            <text:p text:style-name="P5"><text:span text:style-name="T1">builder-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9.9cm" svg:y1="9.504cm" svg:x2="11.158cm" svg:y2="10.492cm" draw:start-shape="id9" draw:start-glue-point="1" draw:end-shape="id26" draw:end-glue-point="0" svg:d="M9900 9504l1258 988" svg:viewBox="0 0 1259 989">
          <text:p/>
        </draw:connector>
        <draw:connector draw:style-name="gr4" draw:text-style-name="P7" draw:layer="layout" draw:type="line" svg:x1="11.158cm" svg:y1="11.9cm" svg:x2="11.158cm" svg:y2="11.3cm" draw:start-shape="id13" draw:start-glue-point="0" draw:end-shape="id26" draw:end-glue-point="2" svg:d="M11158 11900v-600" svg:viewBox="0 0 1 601">
          <text:p/>
        </draw:connector>
        <draw:a xlink:href="https://fusesource.github.io/jansi/" xlink:type="simple" xlink:show="embed">
          <draw:custom-shape draw:style-name="gr3" draw:text-style-name="P6" xml:id="id28" draw:id="id28" draw:layer="layout" svg:width="1.7cm" svg:height="0.81cm" svg:x="3.4cm" svg:y="7.89cm">
            <text:p text:style-name="P5"><text:span text:style-name="T1">jans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4.254cm" svg:y1="7.3cm" svg:x2="4.25cm" svg:y2="7.89cm" draw:start-shape="id27" draw:start-glue-point="2" draw:end-shape="id28" draw:end-glue-point="0" svg:d="M4254 7300l-4 590" svg:viewBox="0 0 5 591">
          <text:p/>
        </draw:connector>
        <draw:a xlink:href="https://www.slf4j.org/manual.html" xlink:type="simple" xlink:show="embed">
          <draw:custom-shape draw:style-name="gr3" draw:text-style-name="P6" xml:id="id32" draw:id="id32" draw:layer="layout" svg:width="2.5cm" svg:height="0.81cm" svg:x="3.45cm" svg:y="5.2cm">
            <text:p text:style-name="P5"><text:span text:style-name="T1">slf4j-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8.117cm" svg:y1="3.201cm" svg:x2="4.7cm" svg:y2="3.791cm" draw:start-shape="id7" draw:start-glue-point="2" draw:end-shape="id29" draw:end-glue-point="0" svg:d="M8117 3201l-3417 590" svg:viewBox="0 0 3418 591">
          <text:p/>
        </draw:connector>
        <draw:a xlink:href="https://maven.apache.org/shared/maven-shared-utils/" xlink:type="simple" xlink:show="embed">
          <draw:custom-shape draw:style-name="gr18" draw:text-style-name="P6" xml:id="id27" draw:id="id27" draw:layer="layout" svg:width="2.908cm" svg:height="0.81cm" svg:x="2.8cm" svg:y="6.49cm">
            <text:p text:style-name="P5"><text:span text:style-name="T1">shared-util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8.117cm" svg:y1="5.999cm" svg:x2="5.708cm" svg:y2="6.895cm" draw:start-shape="id4" draw:start-glue-point="2" draw:end-shape="id27" draw:end-glue-point="1" svg:d="M8117 5999l-2409 896" svg:viewBox="0 0 2410 897">
          <text:p/>
        </draw:connector>
        <draw:a xlink:href="file:///maven-slf4j-provider/" xlink:type="simple" xlink:show="embed">
          <draw:custom-shape draw:style-name="gr19" draw:text-style-name="P5" xml:id="id30" draw:id="id30" draw:layer="layout" svg:width="3.2cm" svg:height="0.81cm" svg:x="3.1cm" svg:y="2.4cm">
            <text:p text:style-name="P5"><text:span text:style-name="T1">slf4j-provi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4.7cm" svg:y1="4.601cm" svg:x2="4.7cm" svg:y2="3.791cm" draw:start-shape="id29" draw:start-glue-point="2" draw:end-shape="id29" draw:end-glue-point="0" svg:d="M4700 4601v-810" svg:viewBox="0 0 1 811">
          <text:p/>
        </draw:connector>
        <draw:connector draw:style-name="gr4" draw:text-style-name="P7" draw:layer="layout" draw:type="line" svg:x1="8.117cm" svg:y1="1.81cm" svg:x2="4.7cm" svg:y2="2.4cm" draw:start-shape="id6" draw:start-glue-point="2" draw:end-shape="id30" draw:end-glue-point="0" svg:d="M8117 1810l-3417 590" svg:viewBox="0 0 3418 591">
          <text:p/>
        </draw:connector>
        <draw:a xlink:href="file:///maven-bom/" xlink:type="simple" xlink:show="embed">
          <draw:custom-shape draw:style-name="gr20" draw:text-style-name="P5" draw:layer="layout" svg:width="1.9cm" svg:height="0.808cm" svg:x="11.5cm" svg:y="0.992cm">
            <text:p text:style-name="P5"><text:span text:style-name="T1">bo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model-transform/" xlink:type="simple" xlink:show="embed">
          <draw:custom-shape draw:style-name="gr21" draw:text-style-name="P5" xml:id="id31" draw:id="id31" draw:layer="layout" svg:width="3.9cm" svg:height="0.808cm" svg:x="7.7cm" svg:y="13.298cm">
            <text:p text:style-name="P5"><text:span text:style-name="T1">model-trans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11.158cm" svg:y1="12.708cm" svg:x2="9.65cm" svg:y2="13.298cm" draw:start-shape="id13" draw:start-glue-point="2" draw:end-shape="id31" draw:end-glue-point="0" svg:d="M11158 12708l-1508 590" svg:viewBox="0 0 1509 591">
          <text:p/>
        </draw:connector>
        <draw:connector draw:style-name="gr4" draw:text-style-name="P7" draw:layer="layout" draw:type="line" svg:x1="4.7cm" svg:y1="4.601cm" svg:x2="4.7cm" svg:y2="5.2cm" draw:start-shape="id29" draw:start-glue-point="2" draw:end-shape="id32" draw:end-glue-point="0" svg:d="M4700 4601v599" svg:viewBox="0 0 1 600">
          <text:p/>
        </draw:connector>
        <draw:connector draw:style-name="gr4" draw:text-style-name="P7" draw:layer="layout" draw:type="line" svg:x1="4.7cm" svg:y1="3.21cm" svg:x2="4.7cm" svg:y2="3.791cm" draw:start-shape="id30" draw:start-glue-point="2" draw:end-shape="id29" draw:end-glue-point="0" svg:d="M4700 3210v581" svg:viewBox="0 0 1 582">
          <text:p/>
        </draw:connector>
        <draw:a xlink:href="file:///maven-toolchain-builder/" xlink:type="simple" xlink:show="embed">
          <draw:custom-shape draw:style-name="gr22" draw:text-style-name="P5" xml:id="id33" draw:id="id33" draw:layer="layout" svg:width="3.884cm" svg:height="0.808cm" svg:x="9.216cm" svg:y="6.492cm">
            <text:p text:style-name="P5"><text:span text:style-name="T1">toolchain-bui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toolchain-model/" xlink:type="simple" xlink:show="embed">
          <draw:custom-shape draw:style-name="gr23" draw:text-style-name="P5" xml:id="id34" draw:id="id34" draw:layer="layout" svg:width="3.8cm" svg:height="0.808cm" svg:x="9.258cm" svg:y="7.892cm">
            <text:p text:style-name="P5"><text:span text:style-name="T1">toolchain-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8.117cm" svg:y1="5.999cm" svg:x2="9.216cm" svg:y2="6.896cm" draw:start-shape="id4" draw:start-glue-point="2" draw:end-shape="id33" draw:end-glue-point="3" svg:d="M8117 5999l1099 897" svg:viewBox="0 0 1100 898">
          <text:p/>
        </draw:connector>
        <draw:connector draw:style-name="gr4" draw:text-style-name="P7" draw:layer="layout" draw:type="line" svg:x1="11.158cm" svg:y1="7.3cm" svg:x2="11.158cm" svg:y2="7.892cm" draw:start-shape="id33" draw:start-glue-point="2" draw:end-shape="id34" draw:end-glue-point="0" svg:d="M11158 7300v592" svg:viewBox="0 0 1 593">
          <text:p/>
        </draw:connector>
        <draw:connector draw:style-name="gr4" draw:text-style-name="P7" draw:layer="layout" draw:type="line" svg:x1="13.1cm" svg:y1="6.896cm" svg:x2="15.8cm" svg:y2="9.505cm" draw:start-shape="id33" draw:start-glue-point="1" draw:end-shape="id16" draw:end-glue-point="3" svg:d="M13100 6896l2700 2609" svg:viewBox="0 0 2701 2610">
          <text:p/>
        </draw:connector>
        <draw:connector draw:style-name="gr4" draw:text-style-name="P7" draw:layer="layout" draw:type="line" svg:x1="11.158cm" svg:y1="8.7cm" svg:x2="11.158cm" svg:y2="10.492cm" draw:start-shape="id34" draw:start-glue-point="2" draw:end-shape="id26" draw:end-glue-point="0" svg:d="M11158 8700v1792" svg:viewBox="0 0 1 1793">
          <text:p/>
        </draw:connector>
        <draw:a xlink:href="file:///api/maven-api-meta/" xlink:type="simple" xlink:show="embed">
          <draw:custom-shape draw:style-name="gr24" draw:text-style-name="P5" xml:id="id43" draw:id="id43" draw:layer="layout" svg:width="1.6cm" svg:height="0.808cm" svg:x="19.7cm" svg:y="15.892cm">
            <text:p text:style-name="P5"><text:span text:style-name="T1">me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di/" xlink:type="simple" xlink:show="embed">
          <draw:custom-shape draw:style-name="gr25" draw:text-style-name="P5" xml:id="id39" draw:id="id39" draw:layer="layout" svg:width="0.8cm" svg:height="0.808cm" svg:x="17.2cm" svg:y="15.892cm">
            <text:p text:style-name="P5"><text:span text:style-name="T1">d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xml/" xlink:type="simple" xlink:show="embed">
          <draw:custom-shape draw:style-name="gr26" draw:text-style-name="P5" xml:id="id36" draw:id="id36" draw:layer="layout" svg:width="1.4cm" svg:height="0.808cm" svg:x="22.9cm" svg:y="15.9cm">
            <text:p text:style-name="P5"><text:span text:style-name="T1">xm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model/" xlink:type="simple" xlink:show="embed">
          <draw:custom-shape draw:style-name="gr27" draw:text-style-name="P5" xml:id="id35" draw:id="id35" draw:layer="layout" svg:width="1.7cm" svg:height="0.808cm" svg:x="17.8cm" svg:y="14.7cm">
            <text:p text:style-name="P5"><text:span text:style-name="T1">mode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plugin/" xlink:type="simple" xlink:show="embed">
          <draw:custom-shape draw:style-name="gr27" draw:text-style-name="P5" xml:id="id41" draw:id="id41" draw:layer="layout" svg:width="1.7cm" svg:height="0.808cm" svg:x="19.7cm" svg:y="14.7cm">
            <text:p text:style-name="P5"><text:span text:style-name="T1">plug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toolchain/" xlink:type="simple" xlink:show="embed">
          <draw:custom-shape draw:style-name="gr28" draw:text-style-name="P5" xml:id="id37" draw:id="id37" draw:layer="layout" svg:width="2.2cm" svg:height="0.808cm" svg:x="23.7cm" svg:y="14.692cm">
            <text:p text:style-name="P5"><text:span text:style-name="T1">toolchai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core/" xlink:type="simple" xlink:show="embed">
          <draw:custom-shape draw:style-name="gr29" draw:text-style-name="P5" xml:id="id38" draw:id="id38" draw:layer="layout" svg:width="1.5cm" svg:height="0.808cm" svg:x="16.8cm" svg:y="13.7cm">
            <text:p text:style-name="P5"><text:span text:style-name="T1">cor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api/maven-api-spi/" xlink:type="simple" xlink:show="embed">
          <draw:custom-shape draw:style-name="gr30" draw:text-style-name="P5" xml:id="id42" draw:id="id42" draw:layer="layout" svg:width="1.1cm" svg:height="0.808cm" svg:x="17cm" svg:y="12.4cm">
            <text:p text:style-name="P5"><text:span text:style-name="T1">s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18.65cm" svg:y1="15.508cm" svg:x2="23.6cm" svg:y2="15.9cm" draw:start-shape="id35" draw:start-glue-point="2" draw:end-shape="id36" draw:end-glue-point="0" svg:d="M18650 15508l4950 392" svg:viewBox="0 0 4951 393">
          <text:p/>
        </draw:connector>
        <draw:connector draw:style-name="gr4" draw:text-style-name="P7" draw:layer="layout" draw:type="line" svg:x1="24.8cm" svg:y1="15.5cm" svg:x2="23.6cm" svg:y2="15.9cm" draw:start-shape="id37" draw:start-glue-point="2" draw:end-shape="id36" draw:end-glue-point="0" svg:d="M24800 15500l-1200 400" svg:viewBox="0 0 1201 401">
          <text:p/>
        </draw:connector>
        <draw:connector draw:style-name="gr4" draw:text-style-name="P7" draw:layer="layout" draw:type="line" svg:x1="17.55cm" svg:y1="14.508cm" svg:x2="17.6cm" svg:y2="15.892cm" draw:start-shape="id38" draw:start-glue-point="2" draw:end-shape="id39" draw:end-glue-point="0" svg:d="M17550 14508l50 1384" svg:viewBox="0 0 51 1385">
          <text:p/>
        </draw:connector>
        <draw:connector draw:style-name="gr4" draw:text-style-name="P7" draw:layer="layout" draw:type="line" svg:x1="18.3cm" svg:y1="14.104cm" svg:x2="22.55cm" svg:y2="14.692cm" draw:start-shape="id38" draw:start-glue-point="1" draw:end-shape="id40" draw:end-glue-point="0" svg:d="M18300 14104l4250 588" svg:viewBox="0 0 4251 589">
          <text:p/>
        </draw:connector>
        <draw:connector draw:style-name="gr4" draw:text-style-name="P7" draw:layer="layout" draw:type="line" svg:x1="18.3cm" svg:y1="14.104cm" svg:x2="20.55cm" svg:y2="14.7cm" draw:start-shape="id38" draw:start-glue-point="1" draw:end-shape="id41" draw:end-glue-point="0" svg:d="M18300 14104l2250 596" svg:viewBox="0 0 2251 597">
          <text:p/>
        </draw:connector>
        <draw:connector draw:style-name="gr4" draw:text-style-name="P7" draw:layer="layout" draw:type="line" svg:x1="18.3cm" svg:y1="14.104cm" svg:x2="18.65cm" svg:y2="14.7cm" draw:start-shape="id38" draw:start-glue-point="1" draw:end-shape="id35" draw:end-glue-point="0" svg:d="M18300 14104l350 596" svg:viewBox="0 0 351 597">
          <text:p/>
        </draw:connector>
        <draw:connector draw:style-name="gr4" draw:text-style-name="P7" draw:layer="layout" draw:type="line" svg:x1="18.3cm" svg:y1="14.104cm" svg:x2="24.8cm" svg:y2="14.692cm" draw:start-shape="id38" draw:start-glue-point="1" draw:end-shape="id37" draw:end-glue-point="0" svg:d="M18300 14104l6500 588" svg:viewBox="0 0 6501 589">
          <text:p/>
        </draw:connector>
        <draw:connector draw:style-name="gr4" draw:text-style-name="P7" draw:layer="layout" draw:type="line" svg:x1="17.55cm" svg:y1="13.208cm" svg:x2="17.55cm" svg:y2="13.7cm" draw:start-shape="id42" draw:start-glue-point="2" draw:end-shape="id38" draw:end-glue-point="0" svg:d="M17550 13208v492" svg:viewBox="0 0 1 493">
          <text:p/>
        </draw:connector>
        <draw:connector draw:style-name="gr4" draw:text-style-name="P7" draw:layer="layout" draw:type="line" svg:x1="18cm" svg:y1="16.296cm" svg:x2="19.7cm" svg:y2="16.296cm" draw:start-shape="id39" draw:start-glue-point="1" draw:end-shape="id43" draw:end-glue-point="3" svg:d="M18000 16296h1700" svg:viewBox="0 0 1701 1">
          <text:p/>
        </draw:connector>
        <draw:connector draw:style-name="gr4" draw:text-style-name="P7" draw:layer="layout" draw:type="line" svg:x1="22.9cm" svg:y1="16.304cm" svg:x2="21.3cm" svg:y2="16.296cm" draw:start-shape="id36" draw:start-glue-point="3" draw:end-shape="id43" draw:end-glue-point="1" svg:d="M22900 16304l-1600-8" svg:viewBox="0 0 1601 9">
          <text:p/>
        </draw:connector>
        <draw:connector draw:style-name="gr4" draw:text-style-name="P7" draw:layer="layout" draw:type="line" svg:x1="22.55cm" svg:y1="15.5cm" svg:x2="23.6cm" svg:y2="15.9cm" draw:start-shape="id40" draw:start-glue-point="2" draw:end-shape="id36" draw:end-glue-point="0" svg:d="M22550 15500l1050 400" svg:viewBox="0 0 1051 401">
          <text:p/>
        </draw:connector>
        <draw:connector draw:style-name="gr4" draw:text-style-name="P7" draw:layer="layout" draw:type="line" svg:x1="20.55cm" svg:y1="15.508cm" svg:x2="23.6cm" svg:y2="15.9cm" draw:start-shape="id41" draw:start-glue-point="2" draw:end-shape="id36" draw:end-glue-point="0" svg:d="M20550 15508l3050 392" svg:viewBox="0 0 3051 393">
          <text:p/>
        </draw:connector>
        <draw:a xlink:href="file:///maven-xml-impl/" xlink:type="simple" xlink:show="embed">
          <draw:custom-shape draw:style-name="gr28" draw:text-style-name="P5" xml:id="id44" draw:id="id44" draw:layer="layout" svg:width="2.2cm" svg:height="0.808cm" svg:x="22.4cm" svg:y="7.892cm">
            <text:p text:style-name="P5"><text:span text:style-name="T1">xml-imp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codehaus-plexus.github.io/plexus-xml/" xlink:type="simple" xlink:show="embed">
          <draw:custom-shape draw:style-name="gr31" draw:text-style-name="P6" xml:id="id45" draw:id="id45" draw:layer="layout" svg:width="1.3cm" svg:height="0.809cm" svg:x="20.5cm" svg:y="9.1cm">
            <text:p text:style-name="P5"><text:span text:style-name="T1">xm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23.5cm" svg:y1="8.7cm" svg:x2="21.8cm" svg:y2="9.504cm" draw:start-shape="id44" draw:start-glue-point="2" draw:end-shape="id45" draw:end-glue-point="1" svg:d="M23500 8700l-1700 804" svg:viewBox="0 0 1701 805">
          <text:p/>
        </draw:connector>
        <draw:connector draw:style-name="gr4" draw:text-style-name="P7" draw:layer="layout" draw:type="line" svg:x1="23.701cm" svg:y1="8.7cm" svg:x2="23.6cm" svg:y2="15.9cm" draw:end-shape="id36" draw:end-glue-point="0" svg:d="M23701 8700l-101 7200" svg:viewBox="0 0 102 7201">
          <text:p/>
        </draw:connector>
        <draw:a xlink:href="file:///api/maven-api-settings/" xlink:type="simple" xlink:show="embed">
          <draw:custom-shape draw:style-name="gr20" draw:text-style-name="P5" xml:id="id40" draw:id="id40" draw:layer="layout" svg:width="1.9cm" svg:height="0.808cm" svg:x="21.6cm" svg:y="14.692cm">
            <text:p text:style-name="P5"><text:span text:style-name="T1">setting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https://github.com/jline/jline3" xlink:type="simple" xlink:show="embed">
          <draw:custom-shape draw:style-name="gr32" draw:text-style-name="P6" xml:id="id47" draw:id="id47" draw:layer="layout" svg:width="1.5cm" svg:height="0.809cm" svg:x="1.4cm" svg:y="5.2cm">
            <text:p text:style-name="P5"><text:span text:style-name="T1">jline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connector draw:style-name="gr4" draw:text-style-name="P7" draw:layer="layout" draw:type="line" svg:x1="2.15cm" svg:y1="4.599cm" svg:x2="2.15cm" svg:y2="5.2cm" draw:start-shape="id46" draw:start-glue-point="2" draw:end-shape="id47" draw:end-glue-point="0" svg:d="M2150 4599v601" svg:viewBox="0 0 1 602">
          <text:p/>
        </draw:connector>
        <draw:connector draw:style-name="gr4" draw:text-style-name="P7" draw:layer="layout" draw:type="line" svg:x1="4.7cm" svg:y1="3.21cm" svg:x2="2.15cm" svg:y2="3.791cm" draw:start-shape="id30" draw:start-glue-point="2" draw:end-shape="id46" draw:end-glue-point="0" svg:d="M4700 3210l-2550 581" svg:viewBox="0 0 2551 582">
          <text:p/>
        </draw:connector>
        <draw:connector draw:style-name="gr4" draw:text-style-name="P7" draw:layer="layout" draw:type="line" svg:x1="8.117cm" svg:y1="3.201cm" svg:x2="2.15cm" svg:y2="3.791cm" draw:start-shape="id7" draw:start-glue-point="2" draw:end-shape="id46" draw:end-glue-point="0" svg:d="M8117 3201l-5967 590" svg:viewBox="0 0 5968 591">
          <text:p/>
        </draw:connector>
        <draw:a xlink:href="file:///maven-compat/" xlink:type="simple" xlink:show="embed">
          <draw:custom-shape draw:style-name="gr7" draw:text-style-name="P5" xml:id="id8" draw:id="id8" draw:layer="layout" svg:width="3.232cm" svg:height="0.808cm" svg:x="6.501cm" svg:y="3.791cm">
            <text:p text:style-name="P5"><text:span text:style-name="T1">compa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slf4j-wrapper/" xlink:type="simple" xlink:show="embed">
          <draw:custom-shape draw:style-name="gr33" draw:text-style-name="P5" xml:id="id29" draw:id="id29" draw:layer="layout" svg:width="3.13cm" svg:height="0.81cm" svg:x="3.135cm" svg:y="3.791cm">
            <text:p text:style-name="P5"><text:span text:style-name="T1">slf4j-wrapp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  <draw:a xlink:href="file:///maven-jline/" xlink:type="simple" xlink:show="embed">
          <draw:custom-shape draw:style-name="gr29" draw:text-style-name="P5" xml:id="id46" draw:id="id46" draw:layer="layout" svg:width="1.5cm" svg:height="0.808cm" svg:x="1.4cm" svg:y="3.791cm">
            <text:p text:style-name="P5"><text:span text:style-name="T1">jlin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a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image-width="0cm" draw:fill-image-height="0cm" draw:textarea-horizontal-align="righ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08-12-20T23:12:09</meta:creation-date>
    <dc:date>2024-03-24T19:01:20.392828519</dc:date>
    <meta:editing-cycles>72</meta:editing-cycles>
    <meta:editing-duration>PT11H35M51S</meta:editing-duration>
    <meta:document-statistic meta:object-count="112"/>
    <meta:user-defined meta:name="Info 1"/>
    <meta:user-defined meta:name="Info 2"/>
    <meta:user-defined meta:name="Info 3"/>
    <meta:user-defined meta:name="Info 4"/>
  </office:meta>
</office:document-meta>
</file>